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Comic Sans MS" svg:font-family="'Comic Sans MS'" style:font-family-generic="script"/>
    <style:font-face style:name="Lucida Sans1" svg:font-family="'Lucida Sans'" style:font-family-generic="swiss"/>
    <style:font-face style:name="Theano Old Style" svg:font-family="'Theano Old Style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heano Old Style" fo:font-size="20pt" style:font-size-asian="21.7999992370605pt" style:font-size-complex="21.7999992370605pt"/>
    </style:style>
    <style:style style:name="P2" style:family="paragraph" style:parent-style-name="Standard">
      <style:paragraph-properties fo:text-align="start" style:justify-single-word="false"/>
      <style:text-properties style:font-name="Theano Old Style" fo:font-size="16pt" style:font-size-asian="17.4500007629395pt" style:font-size-complex="17.4500007629395pt"/>
    </style:style>
    <style:style style:name="P3" style:family="paragraph" style:parent-style-name="Standard" style:list-style-name="L1">
      <style:paragraph-properties fo:text-align="start" style:justify-single-word="false"/>
      <style:text-properties style:font-name="Theano Old Style" fo:font-size="16pt" style:font-size-asian="17.4500007629395pt" style:font-size-complex="17.4500007629395pt"/>
    </style:style>
    <style:style style:name="P4" style:family="paragraph" style:parent-style-name="Standard" style:list-style-name="L2">
      <style:paragraph-properties fo:text-align="start" style:justify-single-word="false"/>
      <style:text-properties style:font-name="Theano Old Style" fo:font-size="16pt" style:font-size-asian="17.4500007629395pt" style:font-size-complex="17.4500007629395pt"/>
    </style:style>
    <style:style style:name="P5" style:family="paragraph" style:parent-style-name="Standard" style:list-style-name="L3">
      <style:paragraph-properties fo:text-align="start" style:justify-single-word="false"/>
      <style:text-properties style:font-name="Theano Old Style" fo:font-size="16pt" style:font-size-asian="17.4500007629395pt" style:font-size-complex="17.4500007629395pt"/>
    </style:style>
    <style:style style:name="P6" style:family="paragraph" style:parent-style-name="Standard" style:list-style-name="L4">
      <style:paragraph-properties fo:text-align="start" style:justify-single-word="false"/>
      <style:text-properties style:font-name="Theano Old Style" fo:font-size="16pt" style:font-size-asian="17.4500007629395pt" style:font-size-complex="17.4500007629395pt"/>
    </style:style>
    <style:style style:name="P7" style:family="paragraph" style:parent-style-name="Standard" style:list-style-name="L5">
      <style:paragraph-properties fo:text-align="start" style:justify-single-word="false"/>
      <style:text-properties style:font-name="Theano Old Style" fo:font-size="16pt" style:font-size-asian="17.4500007629395pt" style:font-size-complex="17.4500007629395pt"/>
    </style:style>
    <style:style style:name="P8" style:family="paragraph" style:parent-style-name="Standard" style:list-style-name="L6">
      <style:paragraph-properties fo:text-align="start" style:justify-single-word="false"/>
      <style:text-properties style:font-name="Theano Old Style" fo:font-size="16pt" style:font-size-asian="17.4500007629395pt" style:font-size-complex="17.4500007629395pt"/>
    </style:style>
    <style:style style:name="P9" style:family="paragraph" style:parent-style-name="Standard">
      <style:paragraph-properties fo:text-align="center" style:justify-single-word="false"/>
      <style:text-properties style:font-name="Theano Old Style" fo:font-size="16pt" style:font-size-asian="17.4500007629395pt" style:font-size-complex="17.4500007629395pt"/>
    </style:style>
    <style:style style:name="T1" style:family="text">
      <style:text-properties fo:background-color="#9900ff"/>
    </style:style>
    <style:style style:name="T2" style:family="text">
      <style:text-properties fo:background-color="#6666ff"/>
    </style:style>
    <style:style style:name="T3" style:family="text">
      <style:text-properties fo:background-color="#99ff66"/>
    </style:style>
    <style:style style:name="T4" style:family="text">
      <style:text-properties fo:background-color="#ffff99"/>
    </style:style>
    <style:style style:name="T5" style:family="text">
      <style:text-properties fo:background-color="#ff6600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rade supérieur</text:p>
      <text:p text:style-name="P1"/>
      <text:p text:style-name="P2">À compter de ce jour, …........................................ est oficiellement</text:p>
      <text:p text:style-name="P2"><text:span text:style-name="T1">Initié</text:span>.</text:p>
      <text:p text:style-name="P2"/>
      <text:p text:style-name="P2">Il a accompli :</text:p>
      <text:list xml:id="list693762908396895631" text:style-name="L1">
        <text:list-item>
          <text:p text:style-name="P3">la signature de sa carte</text:p>
        </text:list-item>
        <text:list-item>
          <text:p text:style-name="P3">la signature du contrat</text:p>
        </text:list-item>
        <text:list-item>
          <text:p text:style-name="P3">la maîtrise des bases d'Hyrule Adventure</text:p>
        </text:list-item>
      </text:list>
      <text:p text:style-name="P2"/>
      <text:p text:style-name="P2">Ses tâches :</text:p>
      <text:list xml:id="list4042110586124423428" text:style-name="L2">
        <text:list-item>
          <text:p text:style-name="P4">Faire de son mieux</text:p>
        </text:list-item>
        <text:list-item>
          <text:p text:style-name="P4">Aider les plus faibles</text:p>
        </text:list-item>
        <text:list-item>
          <text:p text:style-name="P4">Connaître le serment</text:p>
        </text:list-item>
      </text:list>
      <text:p text:style-name="P2"/>
      <text:p text:style-name="P2"/>
      <text:p text:style-name="P2">À Paris, le …/.../201...</text:p>
      <text:p text:style-name="P2"/>
      <text:p text:style-name="P2">par :</text:p>
      <text:p text:style-name="P2"/>
      <text:p text:style-name="P9">lucifer<text:tab/><text:tab/>linkff<text:tab/><text:tab/>Salade_verte_</text:p>
      <text:p text:style-name="P9"/>
      <text:p text:style-name="P2"/>
      <text:p text:style-name="P2">au titulaire :</text:p>
      <text:p text:style-name="P2"/>
      <text:p text:style-name="P2"/>
      <text:p text:style-name="P2"/>
      <text:p text:style-name="P2"/>
      <text:p text:style-name="P1"><text:soft-page-break/>Grade supérieur</text:p>
      <text:p text:style-name="P1"/>
      <text:p text:style-name="P2">À compter de ce jour, …........................................ est oficiellement</text:p>
      <text:p text:style-name="P2"><text:span text:style-name="T2">Membre</text:span>.</text:p>
      <text:p text:style-name="P2"/>
      <text:p text:style-name="P2">Il a accompli :</text:p>
      <text:list xml:id="list40177301" text:continue-list="list693762908396895631" text:style-name="L1">
        <text:list-item>
          <text:p text:style-name="P3">la connaissance du serment</text:p>
        </text:list-item>
        <text:list-item>
          <text:p text:style-name="P3">l'aide aux plus faibles</text:p>
        </text:list-item>
      </text:list>
      <text:p text:style-name="P2"/>
      <text:p text:style-name="P2">Ses tâches :</text:p>
      <text:list xml:id="list6690855029455002776" text:style-name="L3">
        <text:list-item>
          <text:p text:style-name="P5">Faire de son mieux</text:p>
        </text:list-item>
        <text:list-item>
          <text:p text:style-name="P5">Aider au sein du groupe</text:p>
        </text:list-item>
        <text:list-item>
          <text:p text:style-name="P5">Ne pas manquer les rendez-vous</text:p>
        </text:list-item>
      </text:list>
      <text:p text:style-name="P2"/>
      <text:p text:style-name="P2"/>
      <text:p text:style-name="P2">À Paris, le …/.../201...</text:p>
      <text:p text:style-name="P2"/>
      <text:p text:style-name="P2">par :</text:p>
      <text:p text:style-name="P2"/>
      <text:p text:style-name="P9">lucifer<text:tab/><text:tab/>linkff<text:tab/><text:tab/>Salade_verte_</text:p>
      <text:p text:style-name="P9"/>
      <text:p text:style-name="P2"/>
      <text:p text:style-name="P2">au titulaire :</text:p>
      <text:p text:style-name="P2"/>
      <text:p text:style-name="P2"/>
      <text:p text:style-name="P2"/>
      <text:p text:style-name="P2"/>
      <text:p text:style-name="P2"/>
      <text:p text:style-name="P1"><text:soft-page-break/>Grade supérieur</text:p>
      <text:p text:style-name="P1"/>
      <text:p text:style-name="P2">À compter de ce jour, …........................................ est oficiellement</text:p>
      <text:p text:style-name="P2"><text:span text:style-name="T3">Intermédiaire</text:span>.</text:p>
      <text:p text:style-name="P2"/>
      <text:p text:style-name="P2">Il a accompli :</text:p>
      <text:list xml:id="list40176929" text:continue-list="list40177301" text:style-name="L1">
        <text:list-item>
          <text:p text:style-name="P3">la ponctualité des rendez-vous</text:p>
        </text:list-item>
        <text:list-item>
          <text:p text:style-name="P3">l'aide au sein du groupe</text:p>
        </text:list-item>
      </text:list>
      <text:p text:style-name="P2"/>
      <text:p text:style-name="P2">Ses tâches :</text:p>
      <text:list xml:id="list8733342075590523514" text:style-name="L4">
        <text:list-item>
          <text:p text:style-name="P6">Connaître sa filière</text:p>
        </text:list-item>
        <text:list-item>
          <text:p text:style-name="P6">Aider les graphistes, codeurs, ou développeurs</text:p>
        </text:list-item>
      </text:list>
      <text:p text:style-name="P2"/>
      <text:p text:style-name="P2"/>
      <text:p text:style-name="P2"/>
      <text:p text:style-name="P2">À Paris, le …/.../201...</text:p>
      <text:p text:style-name="P2"/>
      <text:p text:style-name="P2">par :</text:p>
      <text:p text:style-name="P2"/>
      <text:p text:style-name="P9">lucifer<text:tab/><text:tab/>linkff<text:tab/><text:tab/>Salade_verte_</text:p>
      <text:p text:style-name="P9"/>
      <text:p text:style-name="P2"/>
      <text:p text:style-name="P2">au titulaire :</text:p>
      <text:p text:style-name="P2"/>
      <text:p text:style-name="P2"/>
      <text:p text:style-name="P2"/>
      <text:p text:style-name="P2"/>
      <text:p text:style-name="P2"/>
      <text:p text:style-name="P1"><text:soft-page-break/>Grade supérieur</text:p>
      <text:p text:style-name="P1"/>
      <text:p text:style-name="P2">À compter de ce jour, …........................................ est oficiellement</text:p>
      <text:p text:style-name="P2"><text:span text:style-name="T4">Expert</text:span>.</text:p>
      <text:p text:style-name="P2"/>
      <text:p text:style-name="P2">Il a accompli :</text:p>
      <text:list xml:id="list40198763" text:continue-list="list40176929" text:style-name="L1">
        <text:list-item>
          <text:p text:style-name="P3">la maîtrise de la filière</text:p>
        </text:list-item>
      </text:list>
      <text:p text:style-name="P2"/>
      <text:p text:style-name="P2">Ses tâches :</text:p>
      <text:list xml:id="list8292886460784835336" text:style-name="L5">
        <text:list-item>
          <text:p text:style-name="P7">Finir une map, page de code, sprite</text:p>
        </text:list-item>
        <text:list-item>
          <text:p text:style-name="P7">Aider un fondateur à la conception</text:p>
        </text:list-item>
      </text:list>
      <text:p text:style-name="P2"/>
      <text:p text:style-name="P2"/>
      <text:p text:style-name="P2"/>
      <text:p text:style-name="P2">À Paris, le …/.../201...</text:p>
      <text:p text:style-name="P2"/>
      <text:p text:style-name="P2">par :</text:p>
      <text:p text:style-name="P2"/>
      <text:p text:style-name="P9">lucifer<text:tab/><text:tab/>linkff<text:tab/><text:tab/>Salade_verte_</text:p>
      <text:p text:style-name="P9"/>
      <text:p text:style-name="P2"/>
      <text:p text:style-name="P2">au titulaire :</text:p>
      <text:p text:style-name="P2"/>
      <text:p text:style-name="P2"/>
      <text:p text:style-name="P2"/>
      <text:p text:style-name="P2"/>
      <text:p text:style-name="P2"/>
      <text:p text:style-name="P2"/>
      <text:p text:style-name="P1"><text:soft-page-break/>Grade supérieur</text:p>
      <text:p text:style-name="P1"/>
      <text:p text:style-name="P2">À compter de ce jour, …........................................ est oficiellement</text:p>
      <text:p text:style-name="P2"><text:span text:style-name="T5">Maître</text:span>.</text:p>
      <text:p text:style-name="P2"/>
      <text:p text:style-name="P2">Il a accompli :</text:p>
      <text:list xml:id="list40191043" text:continue-list="list40198763" text:style-name="L1">
        <text:list-item>
          <text:p text:style-name="P3">la création d'une page de code, map, ou sprite </text:p>
        </text:list-item>
        <text:list-item>
          <text:p text:style-name="P3">l'aide à un fondateur</text:p>
        </text:list-item>
      </text:list>
      <text:p text:style-name="P2"/>
      <text:p text:style-name="P2">Ses tâches :</text:p>
      <text:list xml:id="list7460256888765021709" text:style-name="L6">
        <text:list-item>
          <text:p text:style-name="P8">Réaliser une map, page de code, ou sprite</text:p>
        </text:list-item>
        <text:list-item>
          <text:p text:style-name="P8">Aider ceux qui ont un plus bas grade, tout en les gardant loin de la confusion</text:p>
        </text:list-item>
      </text:list>
      <text:p text:style-name="P2"/>
      <text:p text:style-name="P2"/>
      <text:p text:style-name="P2"/>
      <text:p text:style-name="P2">À Paris, le …/.../201...</text:p>
      <text:p text:style-name="P2"/>
      <text:p text:style-name="P2">par :</text:p>
      <text:p text:style-name="P2"/>
      <text:p text:style-name="P9">lucifer<text:tab/><text:tab/>linkff<text:tab/><text:tab/>Salade_verte_</text:p>
      <text:p text:style-name="P9"/>
      <text:p text:style-name="P2"/>
      <text:p text:style-name="P2">au titulaire :</text:p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Comic Sans MS" svg:font-family="'Comic Sans MS'" style:font-family-generic="script"/>
    <style:font-face style:name="Lucida Sans1" svg:font-family="'Lucida Sans'" style:font-family-generic="swiss"/>
    <style:font-face style:name="Theano Old Style" svg:font-family="'Theano Old Style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1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Comic Sans MS" fo:font-size="12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fo:font-size="12pt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2pt"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12-19T19:43:22.45</meta:creation-date>
    <dc:date>2017-12-19T20:00:48.95</dc:date>
    <meta:editing-duration>PT17M19S</meta:editing-duration>
    <meta:editing-cycles>13</meta:editing-cycles>
    <meta:generator>OpenOffice/4.1.3$Win32 OpenOffice.org_project/413m1$Build-9783</meta:generator>
    <meta:document-statistic meta:table-count="0" meta:image-count="0" meta:object-count="0" meta:page-count="5" meta:paragraph-count="67" meta:word-count="293" meta:character-count="1712"/>
  </office:meta>
</office:document-meta>
</file>